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3.814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3.744cm"/>
    </style:style>
    <style:style style:name="gr3" style:family="graphic" style:parent-style-name="standard">
      <style:graphic-properties draw:textarea-horizontal-align="justify" draw:textarea-vertical-align="middle" draw:auto-grow-height="false" fo:min-height="1.518cm" fo:min-width="3.178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2.508cm" fo:min-width="5.44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1.2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8" style:family="graphic" style:parent-style-name="standard">
      <style:graphic-properties draw:textarea-horizontal-align="justify" draw:textarea-vertical-align="middle" draw:auto-grow-height="false" fo:min-height="2.05cm" fo:min-width="5.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812cm" fo:min-width="2.754cm"/>
    </style:style>
    <style:style style:name="gr11" style:family="graphic" style:parent-style-name="standard">
      <style:graphic-properties draw:textarea-horizontal-align="justify" draw:textarea-vertical-align="middle" draw:auto-grow-height="false" fo:min-height="0.952cm" fo:min-width="3.108cm"/>
    </style:style>
    <style:style style:name="gr12" style:family="graphic" style:parent-style-name="standard">
      <style:graphic-properties draw:textarea-horizontal-align="justify" draw:textarea-vertical-align="middle" draw:auto-grow-height="false" fo:min-height="1.306cm" fo:min-width="2.47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7.2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6.7cm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2.5cm" svg:x="1.5cm" svg:y="1.8cm">
          <text:p text:style-name="P1"><text:span text:style-name="T1">stdio.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2.5cm" svg:x="8.1cm" svg:y="1.8cm">
          <text:p text:style-name="P1"><text:span text:style-name="T1">stdlib.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2cm" svg:height="2.5cm" svg:x="14.6cm" svg:y="1.7cm">
          <text:p text:style-name="P1"><text:span text:style-name="T1">string.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9cm" svg:height="1.8cm" svg:x="7.3cm" svg:y="6.4cm">
          <text:p text:style-name="P1"><text:span text:style-name="T1">Int main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4cm" svg:height="3.9cm" svg:x="6cm" svg:y="9.8cm">
          <text:p text:style-name="P1"><text:span text:style-name="T1">Open and Reads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4cm" svg:height="4.4cm" svg:x="8.4cm" svg:y="14cm">
          <text:p text:style-name="P1"><text:span text:style-name="T1">i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5.7cm" svg:height="2.4cm" svg:x="2cm" svg:y="18.6cm">
          <text:p text:style-name="P1"><text:span text:style-name="T1">If expr [i[ = {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cm" svg:height="2.3cm" svg:x="12.8cm" svg:y="18.7cm">
          <text:p text:style-name="P1"><text:span text:style-name="T1">If expr [i[ = }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7cm" svg:y1="16.9cm" svg:x2="6cm" svg:y2="18.6cm">
          <text:p/>
        </draw:line>
        <draw:line draw:style-name="gr9" draw:text-style-name="P3" draw:layer="layout" svg:x1="11.2cm" svg:y1="17cm" svg:x2="15.1cm" svg:y2="18.6cm">
          <text:p/>
        </draw:line>
        <draw:custom-shape draw:style-name="gr10" draw:text-style-name="P2" draw:layer="layout" svg:width="4.6cm" svg:height="1.5cm" svg:x="2.9cm" svg:y="22.7cm">
          <text:p text:style-name="P1"><text:span text:style-name="T1">bf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5.1cm" svg:height="1.7cm" svg:x="13.9cm" svg:y="22.7cm">
          <text:p text:style-name="P1"><text:span text:style-name="T1">bf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4.2cm" svg:height="2.2cm" svg:x="8.5cm" svg:y="22cm">
          <text:p text:style-name="P1"><text:span text:style-name="T1">If bf=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8.8cm" svg:y1="23.8cm" svg:x2="6cm" svg:y2="26.1cm">
          <text:p/>
        </draw:line>
        <draw:line draw:style-name="gr9" draw:text-style-name="P3" draw:layer="layout" svg:x1="12.1cm" svg:y1="24cm" svg:x2="15cm" svg:y2="26cm">
          <text:p/>
        </draw:line>
        <draw:custom-shape draw:style-name="gr13" draw:text-style-name="P2" draw:layer="layout" svg:width="7.7cm" svg:height="2.4cm" svg:x="1.3cm" svg:y="26.1cm">
          <text:p text:style-name="P1"><text:span text:style-name="T1">Balanced Paranthesi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2cm" svg:height="2.2cm" svg:x="12.5cm" svg:y="26.2cm">
          <text:p text:style-name="P1"><text:span text:style-name="T1">Unbalanced Paranthesis</text:span></text:p>
          <draw:enhanced-geometry svg:viewBox="0 0 21600 21600" draw:type="rectangle" draw:enhanced-path="M 0 0 L 21600 0 21600 21600 0 21600 0 0 Z N"/>
        </draw:custom-shape>
        <draw:polyline draw:style-name="gr15" draw:text-style-name="P3" draw:layer="layout" svg:width="0.826cm" svg:height="0.133cm" draw:transform="rotate (-0.243298897728011) translate (7.69132674354959cm 24.6917636575755cm)" svg:viewBox="0 0 827 134" draw:points="0,134 388,109 726,25 827,0">
          <text:p/>
        </draw:polyline>
        <draw:polyline draw:style-name="gr15" draw:text-style-name="P3" draw:layer="layout" svg:width="0.695cm" svg:height="0.034cm" draw:transform="rotate (-1.5707963267949) translate (8.181cm 25.031cm)" svg:viewBox="0 0 696 35" draw:points="0,35 348,35 696,0 626,35">
          <text:p/>
        </draw:polyline>
        <draw:path draw:style-name="gr15" draw:text-style-name="P3" draw:layer="layout" svg:width="1.315cm" svg:height="1.014cm" draw:transform="rotate (-2.59862072329436) translate (13.3454190882079cm 25.2212323971258cm)" svg:viewBox="0 0 1316 1015" svg:d="M0 833c416-337 1053 714 1141-206l60-370 115-257">
          <text:p/>
        </draw:path>
        <draw:polyline draw:style-name="gr15" draw:text-style-name="P3" draw:layer="layout" svg:width="0.703cm" svg:height="0.263cm" draw:transform="rotate (-0.124791041517595) translate (12.2168136642777cm 25.1174174922174cm)" svg:viewBox="0 0 704 264" draw:points="0,264 351,255 679,73 704,0">
          <text:p/>
        </draw:polyline>
        <draw:line draw:style-name="gr9" draw:text-style-name="P3" draw:layer="layout" svg:x1="4.8cm" svg:y1="21.1cm" svg:x2="5.1cm" svg:y2="22.6cm">
          <text:p/>
        </draw:line>
        <draw:line draw:style-name="gr9" draw:text-style-name="P3" draw:layer="layout" svg:x1="16.2cm" svg:y1="21cm" svg:x2="16.4cm" svg:y2="2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23:51:03.381735103</meta:creation-date>
    <dc:date>2018-12-06T00:06:25.983490747</dc:date>
    <meta:editing-duration>PT1M52S</meta:editing-duration>
    <meta:editing-cycles>2</meta:editing-cycles>
    <meta:generator>LibreOffice/6.0.3.2$Linux_X86_64 LibreOffice_project/00m0$Build-2</meta:generator>
    <meta:document-statistic meta:object-count="23"/>
  </office:meta>
</office:document-meta>
</file>